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Wingdings" style:font-charset="x-symbol" svg:font-family="Wingdings" style:font-family-generic="system" style:font-pitch="variable" svg:panose-1="5 0 0 0 0 0 0 0 0 0"/>
    <style:font-face style:name="Times-Roman" svg:font-family="Times-Roman" style:font-family-generic="roman"/>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fo:text-indent="0.1979in"/>
      <style:text-properties fo:font-size="14pt" style:font-size-asian="14pt" style:font-size-complex="14pt" fo:language="fr" fo:country="FR"/>
    </style:style>
    <style:style style:name="P2" style:parent-style-name="Standard" style:family="paragraph">
      <style:paragraph-properties fo:text-indent="0.1979in"/>
      <style:text-properties fo:font-size="14pt" style:font-size-asian="14pt" style:font-size-complex="14pt" fo:language="fr" fo:country="FR"/>
    </style:style>
    <style:style style:name="P3" style:parent-style-name="Standard" style:family="paragraph">
      <style:paragraph-properties fo:text-indent="0.1979in"/>
      <style:text-properties fo:font-size="14pt" style:font-size-asian="14pt" style:font-size-complex="14pt" fo:language="fr" fo:country="FR"/>
    </style:style>
    <style:style style:name="P4" style:parent-style-name="Standard" style:family="paragraph">
      <style:paragraph-properties fo:text-indent="0.1979in"/>
      <style:text-properties fo:font-size="14pt" style:font-size-asian="14pt" style:font-size-complex="14pt" fo:language="fr" fo:country="FR"/>
    </style:style>
    <style:style style:name="P5" style:parent-style-name="Standard" style:family="paragraph">
      <style:text-properties fo:font-size="14pt" style:font-size-asian="14pt" style:font-size-complex="14pt" fo:language="fr" fo:country="FR"/>
    </style:style>
    <style:style style:name="P6" style:parent-style-name="Standard" style:family="paragraph">
      <style:paragraph-properties fo:text-indent="0.1979in"/>
      <style:text-properties fo:font-size="14pt" style:font-size-asian="14pt" style:font-size-complex="14pt" fo:language="fr" fo:country="FR"/>
    </style:style>
    <style:style style:name="P7" style:parent-style-name="Standard" style:family="paragraph">
      <style:paragraph-properties fo:text-indent="0.1979in"/>
      <style:text-properties fo:font-size="14pt" style:font-size-asian="14pt" style:font-size-complex="14pt" fo:language="fr" fo:country="FR"/>
    </style:style>
    <style:style style:name="P8" style:parent-style-name="Standard" style:family="paragraph">
      <style:paragraph-properties fo:text-indent="0.1979in"/>
      <style:text-properties fo:font-size="14pt" style:font-size-asian="14pt" style:font-size-complex="14pt" fo:language="fr" fo:country="FR"/>
    </style:style>
    <style:style style:name="P9" style:parent-style-name="Sansinterligne" style:family="paragraph">
      <style:paragraph-properties fo:text-indent="0.1979in"/>
      <style:text-properties fo:font-size="14pt" style:font-size-asian="14pt" style:font-size-complex="14pt" fo:language="fr" fo:country="FR"/>
    </style:style>
    <style:style style:name="P10" style:parent-style-name="Sansinterligne" style:family="paragraph">
      <style:paragraph-properties fo:text-indent="0.1979in"/>
      <style:text-properties fo:font-size="14pt" style:font-size-asian="14pt" style:font-size-complex="14pt" fo:language="fr" fo:country="FR"/>
    </style:style>
    <style:style style:name="P11" style:parent-style-name="Sansinterligne" style:family="paragraph">
      <style:paragraph-properties fo:text-indent="0.1979in"/>
      <style:text-properties fo:font-size="14pt" style:font-size-asian="14pt" style:font-size-complex="14pt" fo:language="fr" fo:country="FR"/>
    </style:style>
    <style:style style:name="P12" style:parent-style-name="Sansinterligne" style:family="paragraph">
      <style:paragraph-properties fo:text-indent="0.1979in"/>
    </style:style>
    <style:style style:name="T13" style:parent-style-name="Policepardéfaut" style:family="text">
      <style:text-properties fo:font-size="14pt" style:font-size-asian="14pt" style:font-size-complex="14pt" style:text-underline-type="single" style:text-underline-style="solid" style:text-underline-width="auto" style:text-underline-mode="continuous" fo:language="fr" fo:country="FR"/>
    </style:style>
    <style:style style:name="T14" style:parent-style-name="Policepardéfaut" style:family="text">
      <style:text-properties fo:font-size="14pt" style:font-size-asian="14pt" style:font-size-complex="14pt" fo:language="fr" fo:country="FR"/>
    </style:style>
    <style:style style:name="P15" style:parent-style-name="Sansinterligne" style:family="paragraph">
      <style:paragraph-properties fo:text-indent="0.1979in"/>
      <style:text-properties fo:font-size="14pt" style:font-size-asian="14pt" style:font-size-complex="14pt" fo:language="fr" fo:country="FR"/>
    </style:style>
    <style:style style:name="P16" style:parent-style-name="Standard" style:family="paragraph">
      <style:paragraph-properties fo:text-indent="0.1979in"/>
      <style:text-properties fo:font-size="14pt" style:font-size-asian="14pt" style:font-size-complex="14pt" fo:language="fr" fo:country="FR"/>
    </style:style>
    <style:style style:name="P17" style:parent-style-name="Standard" style:family="paragraph">
      <style:paragraph-properties fo:text-indent="0.1979in"/>
      <style:text-properties fo:font-size="14pt" style:font-size-asian="14pt" style:font-size-complex="14pt" fo:language="fr" fo:country="FR"/>
    </style:style>
    <style:style style:name="P18" style:parent-style-name="Standard" style:family="paragraph">
      <style:paragraph-properties fo:text-indent="0.1979in"/>
      <style:text-properties fo:font-size="14pt" style:font-size-asian="14pt" style:font-size-complex="14pt" fo:language="fr" fo:country="FR"/>
    </style:style>
    <style:style style:name="P19" style:parent-style-name="Standard" style:family="paragraph">
      <style:paragraph-properties fo:text-indent="0.1979in"/>
      <style:text-properties fo:font-size="14pt" style:font-size-asian="14pt" style:font-size-complex="14pt" fo:language="fr" fo:country="FR"/>
    </style:style>
    <style:style style:name="P20" style:parent-style-name="Standard" style:family="paragraph">
      <style:paragraph-properties fo:text-indent="0.1979in"/>
      <style:text-properties fo:font-size="14pt" style:font-size-asian="14pt" style:font-size-complex="14pt" fo:language="fr" fo:country="FR"/>
    </style:style>
    <style:style style:name="P21" style:parent-style-name="Standard" style:family="paragraph">
      <style:paragraph-properties fo:text-indent="0.1979in"/>
      <style:text-properties fo:font-size="14pt" style:font-size-asian="14pt" style:font-size-complex="14pt" fo:language="fr" fo:country="FR"/>
    </style:style>
    <style:style style:name="P22" style:parent-style-name="Standard" style:family="paragraph">
      <style:paragraph-properties fo:text-indent="0.1979in"/>
      <style:text-properties fo:font-size="14pt" style:font-size-asian="14pt" style:font-size-complex="14pt" fo:language="fr" fo:country="FR"/>
    </style:style>
    <style:style style:name="P23" style:parent-style-name="Standard" style:family="paragraph">
      <style:paragraph-properties fo:text-indent="0.1979in"/>
      <style:text-properties fo:font-size="14pt" style:font-size-asian="14pt" style:font-size-complex="14pt" fo:language="fr" fo:country="FR"/>
    </style:style>
    <style:style style:name="P24" style:parent-style-name="Standard" style:family="paragraph">
      <style:paragraph-properties fo:text-indent="0.1979in"/>
    </style:style>
    <style:style style:name="T25" style:parent-style-name="Policepardéfaut" style:family="text">
      <style:text-properties fo:font-size="14pt" style:font-size-asian="14pt" style:font-size-complex="14pt" fo:language="fr" fo:country="FR"/>
    </style:style>
    <style:style style:name="T26" style:parent-style-name="Policepardéfaut" style:family="text">
      <style:text-properties fo:font-size="14pt" style:font-size-asian="14pt" style:font-size-complex="14pt" fo:language="fr" fo:country="FR"/>
    </style:style>
    <style:style style:name="T27" style:parent-style-name="Policepardéfaut" style:family="text">
      <style:text-properties fo:font-size="14pt" style:font-size-asian="14pt" style:font-size-complex="14pt" fo:language="fr" fo:country="FR"/>
    </style:style>
    <style:style style:name="T28" style:parent-style-name="Policepardéfaut" style:family="text">
      <style:text-properties fo:font-style="italic" style:font-style-asian="italic" style:font-style-complex="italic" fo:font-size="14pt" style:font-size-asian="14pt" style:font-size-complex="14pt" fo:language="fr" fo:country="FR"/>
    </style:style>
    <style:style style:name="T29" style:parent-style-name="Policepardéfaut" style:family="text">
      <style:text-properties fo:font-size="14pt" style:font-size-asian="14pt" style:font-size-complex="14pt" fo:language="fr" fo:country="FR"/>
    </style:style>
    <style:style style:name="P30" style:parent-style-name="Standard" style:family="paragraph">
      <style:paragraph-properties fo:text-indent="0.1979in"/>
      <style:text-properties fo:font-size="14pt" style:font-size-asian="14pt" style:font-size-complex="14pt" fo:language="fr" fo:country="FR"/>
    </style:style>
    <style:style style:name="P31" style:parent-style-name="Standard" style:family="paragraph">
      <style:paragraph-properties fo:text-indent="0.1979in"/>
      <style:text-properties fo:font-size="14pt" style:font-size-asian="14pt" style:font-size-complex="14pt" fo:language="fr" fo:country="FR"/>
    </style:style>
    <style:style style:name="P32" style:parent-style-name="Standard" style:family="paragraph">
      <style:paragraph-properties fo:text-indent="0.1979in"/>
      <style:text-properties fo:font-size="14pt" style:font-size-asian="14pt" style:font-size-complex="14pt" fo:language="fr" fo:country="FR"/>
    </style:style>
    <style:style style:name="P33" style:parent-style-name="Standard" style:family="paragraph">
      <style:paragraph-properties fo:text-indent="0.1979in"/>
      <style:text-properties fo:font-size="14pt" style:font-size-asian="14pt" style:font-size-complex="14pt" fo:language="fr" fo:country="FR"/>
    </style:style>
    <style:style style:name="P34" style:parent-style-name="Standard" style:family="paragraph">
      <style:paragraph-properties fo:text-indent="0.1979in"/>
      <style:text-properties fo:font-size="14pt" style:font-size-asian="14pt" style:font-size-complex="14pt" fo:language="fr" fo:country="FR"/>
    </style:style>
    <style:style style:name="P35" style:parent-style-name="Standard" style:family="paragraph">
      <style:paragraph-properties fo:text-indent="0.1979in"/>
      <style:text-properties fo:font-size="14pt" style:font-size-asian="14pt" style:font-size-complex="14pt" fo:language="fr" fo:country="FR"/>
    </style:style>
    <style:style style:name="P36" style:parent-style-name="Standard" style:family="paragraph">
      <style:paragraph-properties fo:text-indent="0.1979in"/>
      <style:text-properties fo:font-size="14pt" style:font-size-asian="14pt" style:font-size-complex="14pt" fo:language="fr" fo:country="FR"/>
    </style:style>
    <style:style style:name="P37" style:parent-style-name="Standard" style:family="paragraph">
      <style:paragraph-properties fo:text-indent="0.1979in"/>
      <style:text-properties fo:font-size="14pt" style:font-size-asian="14pt" style:font-size-complex="14pt" fo:language="fr" fo:country="FR"/>
    </style:style>
    <style:style style:name="P38" style:parent-style-name="Standard" style:family="paragraph">
      <style:paragraph-properties fo:text-indent="0.1979in"/>
      <style:text-properties fo:font-size="14pt" style:font-size-asian="14pt" style:font-size-complex="14pt" fo:language="fr" fo:country="FR"/>
    </style:style>
    <style:style style:name="P39" style:parent-style-name="Standard" style:family="paragraph">
      <style:paragraph-properties fo:text-indent="0.1979in"/>
      <style:text-properties fo:font-size="14pt" style:font-size-asian="14pt" style:font-size-complex="14pt" fo:language="fr" fo:country="FR"/>
    </style:style>
    <style:style style:name="P40" style:parent-style-name="Standard" style:family="paragraph">
      <style:paragraph-properties fo:text-indent="0.1979in"/>
      <style:text-properties fo:font-size="14pt" style:font-size-asian="14pt" style:font-size-complex="14pt" fo:language="fr" fo:country="FR"/>
    </style:style>
    <style:style style:name="P41" style:parent-style-name="Standard" style:family="paragraph">
      <style:paragraph-properties fo:text-indent="0.1979in"/>
      <style:text-properties fo:font-size="14pt" style:font-size-asian="14pt" style:font-size-complex="14pt" fo:language="fr" fo:country="FR"/>
    </style:style>
    <style:style style:name="P42" style:parent-style-name="Standard" style:family="paragraph">
      <style:paragraph-properties fo:text-indent="0.1979in"/>
      <style:text-properties fo:font-weight="bold" style:font-weight-asian="bold" style:font-weight-complex="bold" fo:font-size="14pt" style:font-size-asian="14pt" style:font-size-complex="14pt" fo:language="fr" fo:country="FR"/>
    </style:style>
    <style:style style:name="P43" style:parent-style-name="Standard" style:family="paragraph">
      <style:paragraph-properties fo:text-indent="0.1979in"/>
      <style:text-properties fo:font-weight="bold" style:font-weight-asian="bold" style:font-weight-complex="bold" fo:font-size="14pt" style:font-size-asian="14pt" style:font-size-complex="14pt" fo:language="fr" fo:country="FR"/>
    </style:style>
    <style:style style:name="P44" style:parent-style-name="Standard" style:family="paragraph">
      <style:paragraph-properties fo:text-indent="0.1979in"/>
      <style:text-properties fo:font-weight="bold" style:font-weight-asian="bold" style:font-weight-complex="bold" fo:font-size="14pt" style:font-size-asian="14pt" style:font-size-complex="14pt" fo:language="fr" fo:country="FR"/>
    </style:style>
    <style:style style:name="P45" style:parent-style-name="Standard" style:family="paragraph">
      <style:paragraph-properties fo:text-indent="0.1979in"/>
    </style:style>
    <style:style style:name="T46" style:parent-style-name="Policepardéfaut" style:family="text">
      <style:text-properties fo:font-weight="bold" style:font-weight-asian="bold" style:font-weight-complex="bold" fo:font-size="14pt" style:font-size-asian="14pt" style:font-size-complex="14pt" fo:language="fr" fo:country="FR"/>
    </style:style>
    <style:style style:name="T47" style:parent-style-name="Policepardéfaut" style:family="text">
      <style:text-properties style:font-name="Wingdings" style:font-name-asian="Wingdings" style:font-name-complex="Wingdings" fo:font-weight="bold" style:font-weight-asian="bold" style:font-weight-complex="bold" fo:font-size="14pt" style:font-size-asian="14pt" style:font-size-complex="14pt" fo:language="fr" fo:country="FR"/>
    </style:style>
    <style:style style:name="T48" style:parent-style-name="Policepardéfaut" style:family="text">
      <style:text-properties fo:font-weight="bold" style:font-weight-asian="bold" style:font-weight-complex="bold" fo:font-size="14pt" style:font-size-asian="14pt" style:font-size-complex="14pt" fo:language="fr" fo:country="FR"/>
    </style:style>
    <style:style style:name="P49" style:parent-style-name="Standard" style:family="paragraph">
      <style:paragraph-properties fo:text-indent="0.1979in"/>
    </style:style>
    <style:style style:name="T50" style:parent-style-name="Policepardéfaut" style:family="text">
      <style:text-properties fo:font-weight="bold" style:font-weight-asian="bold" style:font-weight-complex="bold" fo:font-size="14pt" style:font-size-asian="14pt" style:font-size-complex="14pt" fo:language="fr" fo:country="FR"/>
    </style:style>
    <style:style style:name="T51" style:parent-style-name="Policepardéfaut" style:family="text">
      <style:text-properties style:font-name="Wingdings" style:font-name-asian="Wingdings" style:font-name-complex="Wingdings" fo:font-weight="bold" style:font-weight-asian="bold" style:font-weight-complex="bold" fo:font-size="14pt" style:font-size-asian="14pt" style:font-size-complex="14pt" fo:language="fr" fo:country="FR"/>
    </style:style>
    <style:style style:name="T52" style:parent-style-name="Policepardéfaut" style:family="text">
      <style:text-properties fo:font-weight="bold" style:font-weight-asian="bold" style:font-weight-complex="bold" fo:font-size="14pt" style:font-size-asian="14pt" style:font-size-complex="14pt" fo:language="fr" fo:country="FR"/>
    </style:style>
    <style:style style:name="P53" style:parent-style-name="Standard" style:family="paragraph">
      <style:paragraph-properties fo:text-indent="0.1979in"/>
      <style:text-properties fo:font-weight="bold" style:font-weight-asian="bold" style:font-weight-complex="bold" fo:font-size="14pt" style:font-size-asian="14pt" style:font-size-complex="14pt" fo:language="fr" fo:country="FR"/>
    </style:style>
    <style:style style:name="P54" style:parent-style-name="Standard" style:family="paragraph">
      <style:paragraph-properties fo:text-indent="0.1979in"/>
      <style:text-properties fo:font-weight="bold" style:font-weight-asian="bold" style:font-weight-complex="bold" fo:font-size="14pt" style:font-size-asian="14pt" style:font-size-complex="14pt" style:text-underline-type="single" style:text-underline-style="solid" style:text-underline-width="auto" style:text-underline-mode="continuous" fo:language="fr" fo:country="FR"/>
    </style:style>
    <style:style style:name="P55" style:parent-style-name="Standard"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fo:language="fr" fo:country="FR"/>
    </style:style>
    <style:style style:name="P56" style:parent-style-name="Standard" style:family="paragraph">
      <style:paragraph-properties fo:text-indent="0.1979in"/>
      <style:text-properties fo:font-weight="bold" style:font-weight-asian="bold" style:font-weight-complex="bold" fo:font-size="14pt" style:font-size-asian="14pt" style:font-size-complex="14pt" style:text-underline-type="single" style:text-underline-style="solid" style:text-underline-width="auto" style:text-underline-mode="continuous" fo:language="fr" fo:country="FR"/>
    </style:style>
    <style:style style:name="P57" style:parent-style-name="Standard" style:family="paragraph">
      <style:paragraph-properties fo:text-indent="0.1979in"/>
      <style:text-properties fo:font-size="14pt" style:font-size-asian="14pt" style:font-size-complex="14pt" fo:language="fr" fo:country="FR"/>
    </style:style>
    <style:style style:name="P58" style:parent-style-name="Standard" style:family="paragraph">
      <style:paragraph-properties fo:text-indent="0.1979in"/>
    </style:style>
    <style:style style:name="T59" style:parent-style-name="Policepardéfaut" style:family="text">
      <style:text-properties fo:font-size="14pt" style:font-size-asian="14pt" style:font-size-complex="14pt" fo:language="fr" fo:country="FR"/>
    </style:style>
    <style:style style:name="T60" style:parent-style-name="Policepardéfaut" style:family="text">
      <style:text-properties style:font-name-asian="Times-Roman" style:font-name-complex="Times-Roman" fo:font-weight="bold" style:font-weight-asian="bold" style:font-weight-complex="bold" fo:font-size="14pt" style:font-size-asian="14pt" style:font-size-complex="14pt" fo:language="fr" fo:country="FR"/>
    </style:style>
    <style:style style:name="P61" style:parent-style-name="Standard" style:family="paragraph">
      <style:paragraph-properties fo:text-indent="0.1979in"/>
      <style:text-properties fo:font-weight="bold" style:font-weight-asian="bold" style:font-weight-complex="bold" fo:font-size="14pt" style:font-size-asian="14pt" style:font-size-complex="14pt" fo:language="fr" fo:country="FR"/>
    </style:style>
    <style:style style:name="P62" style:parent-style-name="Sansinterligne" style:family="paragraph">
      <style:paragraph-properties fo:text-indent="0.1979in"/>
    </style:style>
    <style:style style:name="T63" style:parent-style-name="Policepardéfaut" style:family="text">
      <style:text-properties fo:font-weight="bold" style:font-weight-asian="bold" style:font-weight-complex="bold" fo:font-size="14pt" style:font-size-asian="14pt" style:font-size-complex="14pt" fo:language="fr" fo:country="FR"/>
    </style:style>
    <style:style style:name="T64" style:parent-style-name="Policepardéfaut" style:family="text">
      <style:text-properties fo:font-size="14pt" style:font-size-asian="14pt" style:font-size-complex="14pt" fo:language="fr" fo:country="FR"/>
    </style:style>
    <style:style style:name="T65" style:parent-style-name="Policepardéfaut" style:family="text">
      <style:text-properties fo:font-size="14pt" style:font-size-asian="14pt" style:font-size-complex="14pt" fo:language="fr" fo:country="FR"/>
    </style:style>
    <style:style style:name="T66" style:parent-style-name="Policepardéfaut" style:family="text">
      <style:text-properties fo:font-size="14pt" style:font-size-asian="14pt" style:font-size-complex="14pt" fo:language="fr" fo:country="FR"/>
    </style:style>
    <style:style style:name="T67" style:parent-style-name="Policepardéfaut" style:family="text">
      <style:text-properties fo:font-weight="bold" style:font-weight-asian="bold" style:font-weight-complex="bold" fo:font-size="14pt" style:font-size-asian="14pt" style:font-size-complex="14pt" fo:language="fr" fo:country="FR"/>
    </style:style>
    <style:style style:name="T68" style:parent-style-name="Policepardéfaut" style:family="text">
      <style:text-properties fo:font-weight="bold" style:font-weight-asian="bold" style:font-weight-complex="bold" fo:font-size="14pt" style:font-size-asian="14pt" style:font-size-complex="14pt" fo:language="fr" fo:country="FR"/>
    </style:style>
    <style:style style:name="T69" style:parent-style-name="Policepardéfaut" style:family="text">
      <style:text-properties fo:font-weight="bold" style:font-weight-asian="bold" style:font-weight-complex="bold" fo:font-size="14pt" style:font-size-asian="14pt" style:font-size-complex="14pt" fo:language="fr" fo:country="FR"/>
    </style:style>
    <style:style style:name="T70" style:parent-style-name="Policepardéfaut" style:family="text">
      <style:text-properties fo:font-weight="bold" style:font-weight-asian="bold" style:font-weight-complex="bold" fo:font-size="14pt" style:font-size-asian="14pt" style:font-size-complex="14pt" fo:language="fr" fo:country="FR"/>
    </style:style>
    <style:style style:name="T71" style:parent-style-name="Policepardéfaut" style:family="text">
      <style:text-properties fo:font-size="14pt" style:font-size-asian="14pt" style:font-size-complex="14pt" fo:language="fr" fo:country="FR"/>
    </style:style>
    <style:style style:name="T72" style:parent-style-name="Policepardéfaut" style:family="text">
      <style:text-properties fo:font-weight="bold" style:font-weight-asian="bold" style:font-weight-complex="bold" fo:font-size="14pt" style:font-size-asian="14pt" style:font-size-complex="14pt" fo:language="fr" fo:country="FR"/>
    </style:style>
    <style:style style:name="P73" style:parent-style-name="Sansinterligne" style:family="paragraph">
      <style:paragraph-properties fo:text-indent="0.1979in"/>
      <style:text-properties fo:font-weight="bold" style:font-weight-asian="bold" style:font-weight-complex="bold" fo:font-size="14pt" style:font-size-asian="14pt" style:font-size-complex="14pt" fo:language="fr" fo:country="FR"/>
    </style:style>
    <style:style style:name="P74" style:parent-style-name="Sansinterligne" style:family="paragraph">
      <style:paragraph-properties fo:text-indent="0.1979in"/>
      <style:text-properties fo:font-size="14pt" style:font-size-asian="14pt" style:font-size-complex="14pt" fo:language="fr" fo:country="FR"/>
    </style:style>
    <style:style style:name="P75" style:parent-style-name="Sansinterligne" style:family="paragraph">
      <style:paragraph-properties fo:text-indent="0.1979in"/>
      <style:text-properties fo:font-size="14pt" style:font-size-asian="14pt" style:font-size-complex="14pt" fo:language="fr" fo:country="FR"/>
    </style:style>
    <style:style style:name="P76" style:parent-style-name="Sansinterligne" style:family="paragraph">
      <style:paragraph-properties fo:text-indent="0.1979in"/>
      <style:text-properties fo:font-weight="bold" style:font-weight-asian="bold" style:font-weight-complex="bold" fo:font-size="14pt" style:font-size-asian="14pt" style:font-size-complex="14pt" style:text-underline-type="single" style:text-underline-style="solid" style:text-underline-width="auto" style:text-underline-mode="continuous" fo:language="fr" fo:country="FR"/>
    </style:style>
    <style:style style:name="P77" style:parent-style-name="Sansinterligne" style:family="paragraph">
      <style:paragraph-properties fo:text-indent="0.1979in"/>
      <style:text-properties fo:font-size="14pt" style:font-size-asian="14pt" style:font-size-complex="14pt" fo:language="fr" fo:country="FR"/>
    </style:style>
    <style:style style:name="P78" style:parent-style-name="Sansinterligne" style:family="paragraph">
      <style:paragraph-properties fo:text-indent="0.1979in"/>
      <style:text-properties fo:font-size="14pt" style:font-size-asian="14pt" style:font-size-complex="14pt" fo:language="fr" fo:country="FR"/>
    </style:style>
    <style:style style:name="P79" style:parent-style-name="Sansinterligne" style:family="paragraph">
      <style:paragraph-properties fo:text-indent="0.1979in"/>
    </style:style>
    <style:style style:name="T80" style:parent-style-name="Policepardéfaut" style:family="text">
      <style:text-properties fo:font-size="14pt" style:font-size-asian="14pt" style:font-size-complex="14pt" fo:language="fr" fo:country="FR"/>
    </style:style>
    <style:style style:name="T81" style:parent-style-name="Policepardéfaut" style:family="text">
      <style:text-properties fo:font-weight="bold" style:font-weight-asian="bold" style:font-weight-complex="bold" fo:font-size="14pt" style:font-size-asian="14pt" style:font-size-complex="14pt" fo:language="fr" fo:country="FR"/>
    </style:style>
    <style:style style:name="P82" style:parent-style-name="Sansinterligne" style:family="paragraph">
      <style:paragraph-properties fo:text-indent="0.1979in"/>
      <style:text-properties fo:font-weight="bold" style:font-weight-asian="bold" style:font-weight-complex="bold" fo:font-size="14pt" style:font-size-asian="14pt" style:font-size-complex="14pt" fo:language="fr" fo:country="FR"/>
    </style:style>
    <style:style style:name="P83" style:parent-style-name="Sansinterligne" style:family="paragraph">
      <style:paragraph-properties fo:text-indent="0.1979in"/>
    </style:style>
    <style:style style:name="T84" style:parent-style-name="Policepardéfaut" style:family="text">
      <style:text-properties fo:font-weight="bold" style:font-weight-asian="bold" style:font-weight-complex="bold" fo:font-size="14pt" style:font-size-asian="14pt" style:font-size-complex="14pt" fo:language="fr" fo:country="FR"/>
    </style:style>
    <style:style style:name="T85" style:parent-style-name="Policepardéfaut" style:family="text">
      <style:text-properties fo:font-size="14pt" style:font-size-asian="14pt" style:font-size-complex="14pt" fo:language="fr" fo:country="FR"/>
    </style:style>
    <style:style style:name="T86" style:parent-style-name="Policepardéfaut" style:family="text">
      <style:text-properties fo:font-weight="bold" style:font-weight-asian="bold" style:font-weight-complex="bold" fo:font-size="14pt" style:font-size-asian="14pt" style:font-size-complex="14pt" fo:language="fr" fo:country="FR"/>
    </style:style>
    <style:style style:name="T87" style:parent-style-name="Policepardéfaut" style:family="text">
      <style:text-properties fo:font-weight="bold" style:font-weight-asian="bold" style:font-weight-complex="bold" fo:font-size="14pt" style:font-size-asian="14pt" style:font-size-complex="14pt"/>
    </style:style>
    <style:style style:name="T88" style:parent-style-name="Policepardéfaut" style:family="text">
      <style:text-properties fo:font-weight="bold" style:font-weight-asian="bold" style:font-weight-complex="bold" fo:font-size="14pt" style:font-size-asian="14pt" style:font-size-complex="14pt" fo:language="fr" fo:country="FR"/>
    </style:style>
    <style:style style:name="T89" style:parent-style-name="Policepardéfaut" style:family="text">
      <style:text-properties fo:font-weight="bold" style:font-weight-asian="bold" style:font-weight-complex="bold" fo:font-size="14pt" style:font-size-asian="14pt" style:font-size-complex="14pt"/>
    </style:style>
    <style:style style:name="T90" style:parent-style-name="Policepardéfaut" style:family="text">
      <style:text-properties fo:font-weight="bold" style:font-weight-asian="bold" style:font-weight-complex="bold" fo:font-size="14pt" style:font-size-asian="14pt" style:font-size-complex="14pt" fo:language="fr" fo:country="FR"/>
    </style:style>
    <style:style style:name="T91" style:parent-style-name="Policepardéfaut" style:family="text">
      <style:text-properties fo:font-size="14pt" style:font-size-asian="14pt" style:font-size-complex="14pt" fo:language="fr" fo:country="FR"/>
    </style:style>
    <style:style style:name="T92" style:parent-style-name="Policepardéfaut" style:family="text">
      <style:text-properties fo:font-weight="bold" style:font-weight-asian="bold" style:font-weight-complex="bold" fo:font-size="14pt" style:font-size-asian="14pt" style:font-size-complex="14pt" fo:language="fr" fo:country="FR"/>
    </style:style>
    <style:style style:name="T93" style:parent-style-name="Policepardéfaut" style:family="text">
      <style:text-properties fo:font-size="14pt" style:font-size-asian="14pt" style:font-size-complex="14pt" fo:language="fr" fo:country="FR"/>
    </style:style>
    <style:style style:name="P94" style:parent-style-name="Sansinterligne" style:family="paragraph">
      <style:paragraph-properties fo:text-indent="0.1979in"/>
    </style:style>
    <style:style style:name="T95" style:parent-style-name="Policepardéfaut" style:family="text">
      <style:text-properties fo:font-weight="bold" style:font-weight-asian="bold" style:font-weight-complex="bold" fo:font-size="14pt" style:font-size-asian="14pt" style:font-size-complex="14pt" fo:language="fr" fo:country="FR"/>
    </style:style>
    <style:style style:name="T96" style:parent-style-name="Policepardéfaut" style:family="text">
      <style:text-properties style:font-name="Wingdings" style:font-name-asian="Wingdings" style:font-name-complex="Wingdings" fo:font-weight="bold" style:font-weight-asian="bold" style:font-weight-complex="bold" fo:font-size="14pt" style:font-size-asian="14pt" style:font-size-complex="14pt" fo:language="fr" fo:country="FR"/>
    </style:style>
    <style:style style:name="T97" style:parent-style-name="Policepardéfaut" style:family="text">
      <style:text-properties fo:font-weight="bold" style:font-weight-asian="bold" style:font-weight-complex="bold" fo:font-size="14pt" style:font-size-asian="14pt" style:font-size-complex="14pt" fo:language="fr" fo:country="FR"/>
    </style:style>
    <style:style style:name="P98" style:parent-style-name="Sansinterligne" style:family="paragraph">
      <style:paragraph-properties fo:text-indent="0.1979in"/>
      <style:text-properties fo:font-size="14pt" style:font-size-asian="14pt" style:font-size-complex="14pt" fo:language="fr" fo:country="FR"/>
    </style:style>
    <style:style style:name="P99" style:parent-style-name="Standard" style:family="paragraph">
      <style:paragraph-properties fo:widows="2" fo:orphans="2" fo:text-indent="0.1979in"/>
      <style:text-properties fo:font-weight="bold" style:font-weight-asian="bold" style:font-weight-complex="bold" fo:font-size="14pt" style:font-size-asian="14pt" style:font-size-complex="14pt" style:text-underline-type="single" style:text-underline-style="solid" style:text-underline-width="auto" style:text-underline-mode="continuous" fo:language="fr" fo:country="FR"/>
    </style:style>
    <style:style style:name="P100" style:parent-style-name="Sansinterligne" style:family="paragraph">
      <style:paragraph-properties fo:text-indent="0.1979in"/>
      <style:text-properties fo:font-size="14pt" style:font-size-asian="14pt" style:font-size-complex="14pt" style:text-underline-type="single" style:text-underline-style="solid" style:text-underline-width="auto" style:text-underline-mode="continuous" fo:language="fr" fo:country="FR"/>
    </style:style>
    <style:style style:name="P101" style:parent-style-name="Sansinterligne" style:family="paragraph">
      <style:paragraph-properties fo:text-indent="0.1979in"/>
      <style:text-properties fo:font-weight="bold" style:font-weight-asian="bold" style:font-weight-complex="bold" fo:font-size="14pt" style:font-size-asian="14pt" style:font-size-complex="14pt" style:text-underline-type="single" style:text-underline-style="solid" style:text-underline-width="auto" style:text-underline-mode="continuous" fo:language="fr" fo:country="FR"/>
    </style:style>
    <style:style style:name="P102" style:parent-style-name="Sansinterligne" style:family="paragraph">
      <style:paragraph-properties fo:text-indent="0.1979in"/>
      <style:text-properties fo:font-size="14pt" style:font-size-asian="14pt" style:font-size-complex="14pt" fo:language="fr" fo:country="FR"/>
    </style:style>
    <style:style style:name="P103" style:parent-style-name="Sansinterligne" style:family="paragraph">
      <style:paragraph-properties fo:text-indent="0.1979in"/>
      <style:text-properties fo:font-weight="bold" style:font-weight-asian="bold" style:font-weight-complex="bold" fo:font-size="14pt" style:font-size-asian="14pt" style:font-size-complex="14pt" fo:language="fr" fo:country="FR"/>
    </style:style>
    <style:style style:name="P104" style:parent-style-name="Sansinterligne" style:family="paragraph">
      <style:paragraph-properties fo:text-indent="0.1979in"/>
      <style:text-properties fo:font-size="14pt" style:font-size-asian="14pt" style:font-size-complex="14pt" fo:language="fr" fo:country="FR"/>
    </style:style>
    <style:style style:name="P105" style:parent-style-name="Sansinterligne" style:family="paragraph">
      <style:paragraph-properties fo:text-indent="0.1979in"/>
    </style:style>
    <style:style style:name="T106" style:parent-style-name="Policepardéfaut" style:family="text">
      <style:text-properties fo:font-weight="bold" style:font-weight-asian="bold" style:font-weight-complex="bold" fo:font-size="14pt" style:font-size-asian="14pt" style:font-size-complex="14pt" fo:language="fr" fo:country="FR"/>
    </style:style>
    <style:style style:name="T107" style:parent-style-name="Policepardéfaut" style:family="text">
      <style:text-properties fo:font-weight="bold" style:font-weight-asian="bold" style:font-weight-complex="bold" fo:font-size="14pt" style:font-size-asian="14pt" style:font-size-complex="14pt" fo:language="fr" fo:country="FR"/>
    </style:style>
    <style:style style:name="T108" style:parent-style-name="Policepardéfaut" style:family="text">
      <style:text-properties fo:font-size="14pt" style:font-size-asian="14pt" style:font-size-complex="14pt" fo:language="fr" fo:country="FR"/>
    </style:style>
    <style:style style:name="P109" style:parent-style-name="Standard" style:family="paragraph">
      <style:paragraph-properties fo:text-indent="0.1979in"/>
    </style:style>
    <style:style style:name="T110" style:parent-style-name="Policepardéfaut" style:family="text">
      <style:text-properties fo:font-weight="bold" style:font-weight-asian="bold" style:font-weight-complex="bold" fo:font-size="14pt" style:font-size-asian="14pt" style:font-size-complex="14pt" fo:language="fr" fo:country="FR"/>
    </style:style>
    <style:style style:name="T111" style:parent-style-name="Policepardéfaut" style:family="text">
      <style:text-properties fo:font-size="14pt" style:font-size-asian="14pt" style:font-size-complex="14pt" fo:language="fr" fo:country="FR"/>
    </style:style>
    <style:style style:name="T112" style:parent-style-name="Policepardéfaut" style:family="text">
      <style:text-properties fo:font-size="14pt" style:font-size-asian="14pt" style:font-size-complex="14pt" fo:language="fr" fo:country="FR"/>
    </style:style>
    <style:style style:name="T113" style:parent-style-name="Policepardéfaut" style:family="text">
      <style:text-properties fo:font-size="14pt" style:font-size-asian="14pt" style:font-size-complex="14pt" fo:language="fr" fo:country="FR"/>
    </style:style>
    <style:style style:name="P114" style:parent-style-name="Standard" style:family="paragraph">
      <style:paragraph-properties fo:widows="2" fo:orphans="2" fo:text-indent="0.1979in"/>
      <style:text-properties fo:font-size="14pt" style:font-size-asian="14pt" style:font-size-complex="14pt" fo:language="fr" fo:country="FR"/>
    </style:style>
    <style:style style:name="P115" style:parent-style-name="Standard" style:family="paragraph">
      <style:paragraph-properties fo:widows="2" fo:orphans="2" fo:text-indent="0.1979in"/>
      <style:text-properties fo:font-size="14pt" style:font-size-asian="14pt" style:font-size-complex="14pt" fo:language="fr" fo:country="FR"/>
    </style:style>
    <style:style style:name="P116" style:parent-style-name="Standard" style:family="paragraph">
      <style:paragraph-properties fo:widows="2" fo:orphans="2" fo:text-indent="0.1979in"/>
      <style:text-properties fo:font-size="14pt" style:font-size-asian="14pt" style:font-size-complex="14pt" style:text-underline-type="single" style:text-underline-style="solid" style:text-underline-width="auto" style:text-underline-mode="continuous" fo:language="fr" fo:country="FR"/>
    </style:style>
    <style:style style:name="P117" style:parent-style-name="Standard" style:family="paragraph">
      <style:paragraph-properties fo:widows="2" fo:orphans="2" fo:text-indent="0.1979in"/>
      <style:text-properties fo:font-weight="bold" style:font-weight-asian="bold" style:font-weight-complex="bold" fo:font-size="14pt" style:font-size-asian="14pt" style:font-size-complex="14pt" style:text-underline-type="single" style:text-underline-style="solid" style:text-underline-width="auto" style:text-underline-mode="continuous" fo:language="fr" fo:country="FR"/>
    </style:style>
    <style:style style:name="P118" style:parent-style-name="Standard" style:family="paragraph">
      <style:paragraph-properties fo:widows="2" fo:orphans="2" fo:text-indent="0.1979in"/>
      <style:text-properties fo:font-size="14pt" style:font-size-asian="14pt" style:font-size-complex="14pt" style:text-underline-type="single" style:text-underline-style="solid" style:text-underline-width="auto" style:text-underline-mode="continuous" fo:language="fr" fo:country="FR"/>
    </style:style>
    <style:style style:name="P119" style:parent-style-name="Standard" style:family="paragraph">
      <style:paragraph-properties fo:widows="2" fo:orphans="2" fo:text-indent="0.1979in"/>
      <style:text-properties fo:font-size="14pt" style:font-size-asian="14pt" style:font-size-complex="14pt" fo:language="fr" fo:country="FR"/>
    </style:style>
    <style:style style:name="P120" style:parent-style-name="Sansinterligne" style:family="paragraph">
      <style:paragraph-properties fo:text-indent="0.1979in"/>
    </style:style>
    <style:style style:name="T121" style:parent-style-name="Policepardéfaut" style:family="text">
      <style:text-properties fo:font-size="14pt" style:font-size-asian="14pt" style:font-size-complex="14pt" fo:language="fr" fo:country="FR"/>
    </style:style>
    <style:style style:name="T122" style:parent-style-name="Policepardéfaut" style:family="text">
      <style:text-properties fo:font-size="14pt" style:font-size-asian="14pt" style:font-size-complex="14pt" fo:language="fr" fo:country="FR"/>
    </style:style>
    <style:style style:name="T123" style:parent-style-name="Policepardéfaut" style:family="text">
      <style:text-properties fo:font-size="14pt" style:font-size-asian="14pt" style:font-size-complex="14pt" fo:language="fr" fo:country="FR"/>
    </style:style>
    <style:style style:name="P124" style:parent-style-name="Sansinterligne" style:family="paragraph">
      <style:paragraph-properties fo:text-indent="0.1979in"/>
      <style:text-properties fo:font-size="14pt" style:font-size-asian="14pt" style:font-size-complex="14pt" fo:language="fr" fo:country="FR"/>
    </style:style>
    <style:style style:name="P125" style:parent-style-name="Sansinterligne" style:family="paragraph">
      <style:paragraph-properties fo:text-indent="0.1979in"/>
      <style:text-properties fo:font-size="14pt" style:font-size-asian="14pt" style:font-size-complex="14pt" fo:language="fr" fo:country="FR"/>
    </style:style>
    <style:style style:name="P126" style:parent-style-name="Sansinterligne" style:family="paragraph">
      <style:paragraph-properties fo:text-indent="0.1979in"/>
      <style:text-properties fo:font-size="14pt" style:font-size-asian="14pt" style:font-size-complex="14pt" fo:language="fr" fo:country="FR"/>
    </style:style>
    <style:style style:name="P127" style:parent-style-name="Sansinterligne" style:family="paragraph">
      <style:paragraph-properties fo:text-indent="0.1979in"/>
      <style:text-properties fo:font-size="14pt" style:font-size-asian="14pt" style:font-size-complex="14pt" fo:language="fr" fo:country="FR"/>
    </style:style>
    <style:style style:name="P128" style:parent-style-name="Standard" style:family="paragraph">
      <style:paragraph-properties fo:widows="2" fo:orphans="2" fo:text-indent="0.1979in"/>
    </style:style>
    <style:style style:name="T129" style:parent-style-name="Policepardéfaut" style:family="text">
      <style:text-properties fo:color="#000000" fo:font-size="14pt" style:font-size-asian="14pt" style:font-size-complex="14pt" fo:background-color="#F6F7F9" fo:language="fr" fo:country="FR"/>
    </style:style>
    <style:style style:name="T130" style:parent-style-name="Policepardéfaut" style:family="text">
      <style:text-properties fo:color="#000000" fo:font-size="14pt" style:font-size-asian="14pt" style:font-size-complex="14pt" fo:language="fr" fo:country="FR"/>
    </style:style>
    <style:style style:name="T131" style:parent-style-name="Policepardéfaut" style:family="text">
      <style:text-properties fo:color="#000000" fo:font-size="14pt" style:font-size-asian="14pt" style:font-size-complex="14pt" fo:background-color="#F6F7F9" fo:language="fr" fo:country="FR"/>
    </style:style>
    <style:style style:name="T132" style:parent-style-name="Policepardéfaut" style:family="text">
      <style:text-properties fo:color="#000000" fo:font-size="14pt" style:font-size-asian="14pt" style:font-size-complex="14pt" fo:language="fr" fo:country="FR"/>
    </style:style>
    <style:style style:name="T133" style:parent-style-name="Policepardéfaut" style:family="text">
      <style:text-properties fo:color="#000000" fo:font-size="14pt" style:font-size-asian="14pt" style:font-size-complex="14pt" fo:background-color="#F6F7F9" fo:language="fr" fo:country="FR"/>
    </style:style>
    <style:style style:name="T134" style:parent-style-name="Policepardéfaut" style:family="text">
      <style:text-properties fo:color="#000000" fo:font-size="14pt" style:font-size-asian="14pt" style:font-size-complex="14pt" fo:language="fr" fo:country="FR"/>
    </style:style>
    <style:style style:name="T135" style:parent-style-name="Policepardéfaut" style:family="text">
      <style:text-properties fo:color="#000000" fo:font-size="14pt" style:font-size-asian="14pt" style:font-size-complex="14pt" fo:background-color="#F6F7F9" fo:language="fr" fo:country="FR"/>
    </style:style>
    <style:style style:name="T136" style:parent-style-name="Policepardéfaut" style:family="text">
      <style:text-properties fo:color="#000000" fo:font-size="14pt" style:font-size-asian="14pt" style:font-size-complex="14pt" fo:language="fr" fo:country="FR"/>
    </style:style>
    <style:style style:name="T137" style:parent-style-name="Policepardéfaut" style:family="text">
      <style:text-properties fo:color="#000000" fo:font-size="14pt" style:font-size-asian="14pt" style:font-size-complex="14pt" fo:background-color="#F6F7F9" fo:language="fr" fo:country="FR"/>
    </style:style>
    <style:style style:name="P138" style:parent-style-name="Standard" style:family="paragraph">
      <style:paragraph-properties fo:widows="2" fo:orphans="2" fo:text-indent="0.1979in"/>
    </style:style>
    <style:style style:name="T139" style:parent-style-name="Policepardéfaut" style:family="text">
      <style:text-properties fo:color="#000000" fo:font-size="14pt" style:font-size-asian="14pt" style:font-size-complex="14pt" fo:language="fr" fo:country="FR"/>
    </style:style>
    <style:style style:name="T140" style:parent-style-name="Policepardéfaut" style:family="text">
      <style:text-properties fo:color="#000000" fo:font-size="14pt" style:font-size-asian="14pt" style:font-size-complex="14pt" fo:background-color="#F6F7F9" fo:language="fr" fo:country="FR"/>
    </style:style>
    <style:style style:name="P141" style:parent-style-name="Standard" style:family="paragraph">
      <style:paragraph-properties fo:widows="2" fo:orphans="2" fo:text-indent="0.1979in"/>
      <style:text-properties fo:font-size="14pt" style:font-size-asian="14pt" style:font-size-complex="14pt" fo:language="fr" fo:country="FR"/>
    </style:style>
    <style:style style:name="P142" style:parent-style-name="Standard" style:family="paragraph">
      <style:paragraph-properties fo:widows="2" fo:orphans="2" fo:text-indent="0.1979in"/>
    </style:style>
  </office:automatic-styles>
  <office:body>
    <office:text text:use-soft-page-breaks="true">
      <text:p text:style-name="P1"/>
      <text:p text:style-name="P2"/>
      <text:p text:style-name="P3"/>
      <text:p text:style-name="P4"/>
      <text:p text:style-name="P5">droit révolutionnaire :<text:s/>5mai 1789 (réunion E-G) – 9 novembre 1799 (consulat).<text:s/></text:p>
      <text:p text:style-name="P6"/>
      <text:p text:style-name="P7">Contexte idéologique :</text:p>
      <text:p text:style-name="P8"/>
      <text:p text:style-name="P9">La<text:s/>Révolution<text:s/>consacre la loi comme la source exclusive du droit. C'est le courant des Lumières qui a suscité les changements les plus significatifs et ont préparé le terrain (même si ils n'étaient pas des révolutionnaires démocrates, plus des réformateurs si ce n'est Rousseau). Ils considèrent que la société soit réformée et ne cherchent pas un changement qui viendrait du peuple. Bien plutôt un despote éclairé (sauf Rousseau, le vilain petit canard).</text:p>
      <text:p text:style-name="P10">Ils envisagent tout à travers le prisme de la raison, qui pour eux fait l'essence de l'homme. Tout doit céder devant la capacité de la raison à organiser la vie de l'homme (à commencer par le droit, principe d'organisation sociale par excellence). C'est à travers ce prisme que les révolutionnaires ont disserté, essentiellement pour le critiquer (ex:Voltaire dénonça l'arbitraire du droit pénal français). On juge le<text:s/>droit français<text:s/>archaïque pour ce qui est de la place centrale de la coutume, du fait de son origine historique floue, de son autorité venue de la croyance, elle est vue comme une source archaïque et irrationnelle du droit. A l'inverse la loi, fruit de la volonté humaine pouvant être éclairée par la raison semble être une source parfaite du droit.</text:p>
      <text:p text:style-name="P11"/>
      <text:p text:style-name="P12"><text:span text:style-name="T13">Le traité des délits et des peines</text:span><text:span text:style-name="T14">, Beccaria:il place au cœur de son analyse l'opposition entre volonté arbitraire des juges et loi. A chaque infraction la loi doit associer une peine précise et invariable.</text:span></text:p>
      <text:p text:style-name="P15">On ne conteste pas le roi directement mais ses ministres, le système et surtout les parlements car ils sont frondeurs. Ceux-ci développent une vaste rhétorique selon laquelle ils seraient représentants de la Nation contre le roi, qui influencera profondément la Révolution.</text:p>
      <text:p text:style-name="P16"/>
      <text:p text:style-name="P17">Contexte historique :</text:p>
      <text:p text:style-name="P18"/>
      <text:p text:style-name="P19">Entre 1780 et 1788 le roi tente de réformer les finances mais aussi et surtout la justice. Or cette réforme rencontre l'hostilité farouche des Parlements, alors même que ces réformes sont nécessaires au vu des dettes du régime, notamment dûes à la guerre d'indépendance américaine.</text:p>
      <text:p text:style-name="P20">Le roi se voit donc contraint à convoquer les EG, qui n'ont pas été réunis depuis la mort de Henri IV 1614. A l'origine c'est une institution féodale, probablement instaurée par Philippe le Bel au XIIIème siècle. On les réunit pour faire voter des aides spéciales, des impôts extraordinaires (les revenus hors du domaine royal et ses fruits). Le roi convoquait donc les trois ordres, clergé-noblesse-tiers. Les membres de la populace sont donc appelés à élire leurs députés aux EG et à rédiger des cahiers de doléance. Les cahiers sont fusionnés pour faire un gros par ordre, qui seront présentés<text:s/><text:soft-page-break/>au roi. On lui en présente donc trois, avec les doléances de chaque ordre.</text:p>
      <text:p text:style-name="P21">Mais la situation a changé depuis 1614. On a donc 900 députés (en théorie) après des écrits et des manifs pour obtenir plus de députés du tiers (donc ils ont été doublés, ce qui fait 1200 députés en théorie, 1100 et des brouettes pour la réalité). Evoquer rapidement la question du vote par tête/par ordre.</text:p>
      <text:p text:style-name="P22"/>
      <text:p text:style-name="P23">On les convoque le 5 mai. En six semaines de discussion les EG se transforment, à l'initiative du clerc Sieyès (l'abbé). 17 juin 1789: les EG se proclament assemblée nationale. A partir de là, en droit, la Révolution est faite puisque la souveraineté est passée du roi (entité plutôt concrète, on peut serrer la main du roi) à la Nation, entité abstraite dont les députés sont les représentants. A ne pas confondre avec le peuple. Le 20 juin, en réaction à la fermeture de la salle des Menus Plaisirs, le tiers se rend dans la salle du jeu de Paume pour prêter le fameux serment.</text:p>
      <text:p text:style-name="P24"><text:span text:style-name="T25">Ensuite le 9 juillet l'</text:span><text:span text:style-name="T26"><text:s/>Assemblée nationale</text:span><text:span text:style-name="T27"><text:s/>se proclame constituante, viennent ensuite les idées de<text:s/></text:span><text:span text:style-name="T28">tabula rasa</text:span><text:span text:style-name="T29">... etc</text:span></text:p>
      <text:p text:style-name="P30"/>
      <text:p text:style-name="P31">Juillet-août 1789: Grande Peur des paysans. Soulèvements, parfois violences à l'égard du châtelain local. On brûle les titres de propriété, parfois le château avec, parfois le noble dedans. Ainsi l'assemblée réagit par la belle nuit du 4 août, qui supprime entre autres les droits de justice des seigneurs. Or la justice seigneuriale étant patrimoniale, il faut indemniser. C'est vu comme une expropriation d'utilité publique. 3 septembre 1791 : première constitution terminée. C'est le début de la Législative. Toutefois la fuite à Varennes, en juin 1791, condamne ce régime avant même sa naissance.</text:p>
      <text:p text:style-name="P32">La République est déclarée le 22 septembre 1792, après la prise des tuileries le 10 août. La nouvelle assemblée qui se met en place, c'est la Convention. Pendant 3 ans elle va gérer le pays sans trop de fondement juridique, puis elle va rédiger deux constitutions: celle de 1793 (non appliquée) et celle de 1795 qui donnera naissance au Directoire, suivant la déposition de Robespierre le 9 Thermidor an II (27 juillet 1794). Directoire qui sera lui-même déposé par le coup d’État du 18 brumaire (9 novembre 1799), qui marque le début de la période bonapartiste (par le consulat), que nous verrons la semaine prochaine.</text:p>
      <text:p text:style-name="P33"/>
      <text:p text:style-name="P34">Contexte juridique :</text:p>
      <text:p text:style-name="P35"/>
      <text:p text:style-name="P36">La fin de l'Ancien Régime reste avant tout marquée par une forte diversité juridique, en dépit des efforts unificateurs du roi. Il y a eu de grands progrès dans leur rationnalisation/harmonisation depuis le<text:s/>Moyen Âge, mais le procédé est loin d'être fini.</text:p>
      <text:p text:style-name="P37">La législation royale est toutefois au faîte de sa puissance, celle-ci osant même attaquer directement le droit privé par les ordonnances de d'Aguesseau.</text:p>
      <text:p text:style-name="P38">Enfin, la période du XVIIIème siècle est aussi celle de la jurisprudence, avec le « foisonnement normatif » dont parle J.-M. Carbasse. Si le pouvoir des juges a un effet vicieux (les demandes de pouvoir législatif que formulent les parlementaires), il permet aussi d'affiner considérablement le droit en France et de pallier les<text:s/><text:soft-page-break/>manquements de la législation royale et des coutumes.</text:p>
      <text:p text:style-name="P39"/>
      <text:p text:style-name="P40">Cela ouvre une période que l'on peut qualifier de droit intermédiaire (plutôt péjoratif) ou droit révolutionnaire.</text:p>
      <text:p text:style-name="P41"/>
      <text:p text:style-name="P42">Problématique : Comment les principes nomophiles de la RF se mettent-ils en place au regard de l'équilibre entre les sources du droit ?</text:p>
      <text:p text:style-name="P43"/>
      <text:p text:style-name="P44"/>
      <text:p text:style-name="P45"><text:span text:style-name="T46">: nomohilie<text:s/></text:span><text:span text:style-name="T47"></text:span><text:span text:style-name="T48"><text:s/>loi qui incarne la volonté d’uniformité : égalité + individualisme.<text:s/></text:span></text:p>
      <text:p text:style-name="P49"><text:span text:style-name="T50">: nomophilie<text:s/></text:span><text:span text:style-name="T51"></text:span><text:span text:style-name="T52"><text:s/>loi = seule source du droit, idée d’unité juridique c/ pluralisme juridique ; avec ce système légicentrique : le « général », l’unité, doivent primer donc asservissement du juge + l’unité doit primer donc volonté codificatrice.<text:s/></text:span></text:p>
      <text:p text:style-name="P53"/>
      <text:p text:style-name="P54">I- La mise en valeur de la loi, source du droit uniforme adressée aux individus</text:p>
      <text:p text:style-name="P55"/>
      <text:p text:style-name="P56">A- L'égalité devant la loi, un droit uni pour un peuple unique</text:p>
      <text:p text:style-name="P57"/>
      <text:p text:style-name="P58"><text:span text:style-name="T59">Le 14 juillet 1790 marque la fête de la Fédération, le moment où les peuples du royaume de France deviennent un peuple : le peuple français. Renversement total de perspective par rapport à l'AR.<text:s/></text:span><text:span text:style-name="T60">« L'unité, telle qu'elle est conçue autour de la personne du roi à la fin de l'Ancien Régime, est faite de diversité : ce n'est pas l'unité égalisatrice et abstraite de la République indivisible qui veut que la loi s'applique partout de la même façon; c'est l'unité organique et pragmatique qui respecte les privilèges tout en les limitant » Jean-Louis Halpérin</text:span></text:p>
      <text:p text:style-name="P61">Sur le plan juridique, la loi étant l'expression de la<text:s/>volonté générale, elle est la même pour tous. C'est la révolution juridique, on passe d'un système pluraliste et inégalitaire (l'ancien droit) à un système uniforme valable pour tous. Remise en cause du système juridique de l'ancien droit.</text:p>
      <text:p text:style-name="P62"><text:span text:style-name="T63">Les philosophes des Lumières</text:span><text:span text:style-name="T64"><text:s/>ont été acharnés à dénoncer les inégalités de l'</text:span><text:span text:style-name="T65"><text:s/>ancien régime</text:span><text:span text:style-name="T66"><text:s/>(donc Voltaire). La disparité était aussi au niveau des justiciables, plus encore qu'au niveau de la région. Vient donc l'idée que ce pluralisme des règles est injuste, critiqué du fait des droits naturels de l'homme. Cette idée du droit naturel remet en cause l'inégalité fondamentale du droit français.<text:s/></text:span><text:span text:style-name="T67">L'un des premiers actes de la<text:s/></text:span><text:span text:style-name="T68">r</text:span><text:span text:style-name="T69">évolution</text:span><text:span text:style-name="T70"><text:s/>sera donc d'abolir les privilèges (nuit du 4 août 1789). → avènement de la société moderne</text:span><text:span text:style-name="T71">. Sur cette base de l'uniformité des lois, l'article VI pose que la loi est la même pour tous, soit qu'elle protège, soit qu'elle punisse.<text:s/></text:span><text:span text:style-name="T72">Droits reconnus : liberté, égalité (devant la loi, égale admissibilité aux emplois publics → plus besoin d'être noble, égalité devant l'impôt «égale participation aux charges publiques par rapport aux moyens de chacun»). Le législateur s'attachera à mettre ces principes en loi.</text:span></text:p>
      <text:p text:style-name="P73">La loi, norme applicable à l'ensemble du territoire sans distinction d'ethnie ou d'ordre paraît donc être le meilleur moyen d'assurer cette égalité rêvée des révolutionnaires.</text:p>
      <text:p text:style-name="P74"/>
      <text:p text:style-name="P75"/>
      <text:p text:style-name="P76">B- La mise en valeur par la loi des logiques contractuelles, corollaire de l'individualisme révolutionnaire</text:p>
      <text:p text:style-name="P77"/>
      <text:p text:style-name="P78"/>
      <text:p text:style-name="P79"><text:span text:style-name="T80">Après la dissolution des ordres, l’État ne voit face à lui non plus des corps (ensemble de personnes) mais uniquement des individus, libres de se lier et de se délier à d'autres.<text:s/></text:span><text:span text:style-name="T81">C'est la fin de l'idée médiévale selon laquelle les universaux et communautés (famille, métier, religion...) priment sur les individus car cette primauté du collectif brime la liberté individuelle.</text:span></text:p>
      <text:p text:style-name="P82">La société est uniforme et égalitaire, mais aussi fortement individualiste. Ce n'est pas une contradiction dans les termes</text:p>
      <text:p text:style-name="P83"><text:span text:style-name="T84">Cela explique l'amour pour la forme du contrat, facile à former, et souvent facile à briser, et justifie la fin des engagements à vie.</text:span><text:span text:style-name="T85"><text:s/>Dans cette optique, le divorce apparaît en droit et est très facile à obtenir. En effet la liberté sans contraintes est l'idéal central des R. La volonté libre qui s'engage doit donc pouvoir changer d'avis<text:s/></text:span><text:span text:style-name="T86">L</text:span><text:span text:style-name="T87">e divorce peut donc venir des hommes comme des femmes. Nouveauté par rapport à l'</text:span><text:span text:style-name="T88"><text:s/>ancien régime</text:span><text:span text:style-name="T89">.<text:s/></text:span><text:span text:style-name="T90">Loi du 20 septembre 1792 : les causes de divorce y sont inscrites : l'incompatibilité d'humeur</text:span><text:span text:style-name="T91"><text:s/>(éventuellement à la demande d'un seul époux),<text:s/></text:span><text:span text:style-name="T92">celui par consentement mutuel, le dérèglement des mœurs d'un des deux époux,</text:span><text:span text:style-name="T93"><text:s/>la condamnation d'un époux à une peine afflictive et infamante (réputation atteinte), des crimes, sévices ou injures graves échangées, démence de l'un des deux époux et l'absence de nouvelle/abandon/immigration. C'est aussi dans cette optique que la Révolution va mettre fin aux ordres religieux, qui impliquent de prononcer des vœux liant l'individu pour toute sa vie.</text:span></text:p>
      <text:p text:style-name="P94"><text:span text:style-name="T95">Volonté individuelle<text:s/></text:span><text:span text:style-name="T96"></text:span><text:span text:style-name="T97"><text:s/>principe consensualisme.<text:s/></text:span></text:p>
      <text:p text:style-name="P98"/>
      <text:p text:style-name="P99">II- Un rôle essentiel de la loi mettant fin à la pluralité normative de l'Ancien Régime</text:p>
      <text:p text:style-name="P100"/>
      <text:p text:style-name="P101">A- Le désir d'application uniforme de la loi : la jurisprudence muselée</text:p>
      <text:p text:style-name="P102"/>
      <text:p text:style-name="P103">Cette passion de la loi est le légicentrisme, ces philosophes voient la loi comme étant au cœur du système, les juges devant appliquer la loi sans chercher à l'interpréter. Montesquieu: «le juge ne doit être que la bouche de la loi» et Beccaria compare le juge à un automate qui à une affaire particulière ne fait qu'appliquer la règle générale.</text:p>
      <text:p text:style-name="P104">Souvenons-nous de l'attitude frondeuse des parlements, qui explique l'hostilité des philosophes et des révolutionnaires à l'égard des magistrats, jugés arbitraires (le mot vient du système d'arbitrage au<text:s/>Moyen Âge, une fois la culpabilité actée d'un accusé, le juge cherche la peine la plus juste par rapport à la réalité du crime. Aucune loi de l'époque n'associe à une infraction une sanction précise).</text:p>
      <text:p text:style-name="P105"><text:span text:style-name="T106">Mais au fil du temps, c'est ce que reprochera Voltaire, on passe de l'arbitrage à l'arbitraire:les justiciables n'étant pas égaux, les philosophes dénoncent<text:s/></text:span><text:soft-page-break/><text:span text:style-name="T107">l'arbitraire des juges.</text:span><text:span text:style-name="T108"><text:s/>A crime égal les peines sont rarement égales notamment pour des ordres différents. Pour des philosophes des lumières habités par l'idée de droit naturel, cette inégalité est intolérable:des hommes de nature égale doivent être jugés également.</text:span></text:p>
      <text:p text:style-name="P109"><text:span text:style-name="T110">Cela entraîne la forte limitation du pouvoir des juges (loi des 16-24 août 1790).</text:span><text:span text:style-name="T111"><text:s/>On se souvient que l'ordonnance de 1667 (et Justinien, bien avant !) avait interdit aux juges d'interpréter, mais la disposition était restée inappliquée. La<text:s/></text:span><text:span text:style-name="T112">Révolution française</text:span><text:span text:style-name="T113"><text:s/>compte bien faire appliquer cette conception, et met ainsi en place le système du référé législatif → procédure longue → échec.</text:span></text:p>
      <text:p text:style-name="P114"/>
      <text:p text:style-name="P115">Idée : la loi libère, seul l'arbitraire opprime. On n'imagine pas encore que la loi puisse être injuste, la volonté générale ne saurait errer (→ Rousseau)</text:p>
      <text:p text:style-name="P116"/>
      <text:p text:style-name="P117">B- L'objectif de codification : fin de la diversité coutumière</text:p>
      <text:p text:style-name="P118"/>
      <text:p text:style-name="P119"/>
      <text:p text:style-name="P120"><text:span text:style-name="T121">Cela mène rapidement au culte de la loi. Il a fallu beaucoup de travail pour que la loi s'impose comme une source du droit puis comme LA source du droit. Les hommes ont du s'émanciper d'une ancienne habitude pensant que l'ordre n'est pas le fait de l'homme mais de Dieu. L'ordre préexisterait aux hommes (D donné par Dieu) et la part de l'homme serait très réduite. Cette idée va demeurer très longtemps, quand les rois du<text:s/></text:span><text:span text:style-name="T122">Moyen Âge</text:span><text:span text:style-name="T123"><text:s/>commencent à légiférer (XIIème- XIIIème siècle), ils restent bridés par cette tradition:le roi n'est pas à la source d'un droit autonome mais il est le «gardien des coutumes», il doit conserver et consolider un ordre. Il déclare le droit mais ne le crée pas.</text:span></text:p>
      <text:p text:style-name="P124">Travail d'émancipation de Dieu → dans cet ordre général du monde l'homme peut être créateur de son droit.</text:p>
      <text:p text:style-name="P125"/>
      <text:p text:style-name="P126">On a donc l'affirmation forte de la nécessité de créer un code, non pas pour compiler les lois existantes, comme c'était le cas jusqu'alors, mais pour créer un droit nouveau, obéissant aux principes les plus rationnels qui soient : les droits de l'homme.</text:p>
      <text:p text:style-name="P127">Dans cette optique vient une loi du 16 août 1790 sur l'organisation judiciaire qui dispose qu'il « sera fait un code de loi générales, simples et appropriées ». La Constituante reprend cet objectif dans la C de 1791 « Il sera fait un code de lois civiles pour tout le royaume ».</text:p>
      <text:p text:style-name="P128"><text:span text:style-name="T129">Un juriste, pendant toutes les assemblées, avait pour désir de faire des projets de codification —&gt; Jean-Jacques Cambacérès.</text:span><text:span text:style-name="T130"><text:line-break/></text:span><text:span text:style-name="T131">Il présente trois projets de code :</text:span><text:span text:style-name="T132"><text:line-break/></text:span><text:span text:style-name="T133">1793 : code assez court de 719 articles qui est marqué par la philosophie des lumières, code de la nature entendu par rapport à cette philosophie. On est en pleine période d’apogée et de Révolution, il est rejeté car trop long et trop révolutionnaire. </text:span><text:span text:style-name="T134"><text:line-break/></text:span><text:span text:style-name="T135">1794 : projet beaucoup plus court de 297 articles. Il se contente de principes généraux vagues. Il est décalé car le temps qu’il l’élabore arrive la réaction thermidorienne. Rejeté car trop marqué par l’esprit révolutionnaire. </text:span><text:span text:style-name="T136"><text:line-break/></text:span><text:soft-page-break/><text:span text:style-name="T137">1796 : Dernier projet sous le Directoire avec 1104 articles, il est très marqué par des sources qui s’inspirent de l’ancien droit et de la Révolution. Instabilité politique et le projet de Cambacérès est rejeté. </text:span></text:p>
      <text:p text:style-name="P138"><text:span text:style-name="T139">C'est<text:s/></text:span><text:span text:style-name="T140">« l’impossible Code civil » qu'évoque Jean-Louis Halpérin dans son ouvrage en raison de l’instabilité politique de l’époque. Quand bien même ce projet ne sera jamais terminé par les révolutionnaires, ceux-ci ont énormément travaillé.</text:span></text:p>
      <text:p text:style-name="P141"/>
      <text:p text:style-name="P14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Wingdings" style:font-charset="x-symbol" svg:font-family="Wingdings" style:font-family-generic="system" style:font-pitch="variable" svg:panose-1="5 0 0 0 0 0 0 0 0 0"/>
    <style:font-face style:name="Times-Roman" svg:font-family="Times-Roman" style:font-family-generic="roman"/>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02in">
        <style:background-fill draw:fill="solid"/>
      </style:paragraph-properties>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ansinterligne" style:display-name="Sans interligne" style:family="paragraph">
      <style:paragraph-properties fo:widows="2" fo:orphans="2"/>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meta:initial-creator>Mélissa Bouchard</meta:initial-creator>
    <dc:creator>Mélissa Bouchard</dc:creator>
    <meta:creation-date>2019-12-05T07:38:00Z</meta:creation-date>
    <dc:date>2025-06-21T08:39:00Z</dc:date>
    <meta:template xlink:href="Normal.dotm" xlink:type="simple"/>
    <meta:editing-cycles>3</meta:editing-cycles>
    <meta:editing-duration>PT0S</meta:editing-duration>
    <meta:user-defined meta:name="Info 1"/>
    <meta:user-defined meta:name="Info 2"/>
    <meta:user-defined meta:name="Info 3"/>
    <meta:user-defined meta:name="Info 4"/>
    <meta:document-statistic meta:page-count="6" meta:paragraph-count="29" meta:word-count="2247" meta:character-count="14577" meta:row-count="102" meta:non-whitespace-character-count="12359"/>
  </office:meta>
</office:document-meta>
</file>